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language="it" fo:country="I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language="it" fo:country="IT"/>
    </style:style>
    <style:style style:name="P4" style:family="paragraph" style:parent-style-name="Standard">
      <style:paragraph-properties fo:margin-top="0in" fo:margin-bottom="0in" loext:contextual-spacing="false" fo:orphans="0" fo:widows="0"/>
      <style:text-properties fo:language="it" fo:country="IT"/>
    </style:style>
    <style:style style:name="P5" style:family="paragraph" style:parent-style-name="Standard">
      <style:paragraph-properties fo:margin-top="0in" fo:margin-bottom="0in" loext:contextual-spacing="false"/>
      <style:text-properties fo:language="it" fo:country="IT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4pt" fo:language="it" fo:country="I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fo:language="it" fo:country="IT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language="it" fo:country="IT"/>
    </style:style>
    <style:style style:name="T1" style:family="text">
      <style:text-properties officeooo:rsid="000e8b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lazione sul programma Cannibali e Missionari</text:p>
      <text:p text:style-name="P2"/>
      <text:p text:style-name="P2">Al primo avvio del programma viene scritta una legenda per leggere lo schema che verrà scritto in seguito, e vengono create le variabili che contengono la configurazione del gioco: barca_in che contiene la posizione della barca (‘D’ o ‘S’), cann_in che contiene il numero di cannibali sulla riva destra e miss_in che contiene il numero di missionari sulla riva destra (il numero di cannibali e missionari sulla riva sinistra viene calcolato all’occorrenza facendo 3 - cann_in e 3 - miss_in).</text:p>
      <text:p text:style-name="P3">A ognuna di queste variabili viene assegnato il valore che devono avere all’inizio del gioco, cioè ‘D’ per barca_in e 3 per cann_in e miss_in.</text:p>
      <text:p text:style-name="P3">A questo punto viene avviata una funzione secondaria chiamata missionari_e_cannibali, che contiene tutto il programma, e si riavvia continuamente fino a quando il giocatore non perde o vince.</text:p>
      <text:p text:style-name="P3"/>
      <text:p text:style-name="P3">All’interno di questa funzione, come prima cosa viene controllato se il giocatore ha perso o ha vinto:</text:p>
      <text:p text:style-name="P3">Se sia cann_in che miss_in sono uguali a 0 il programma si interrompe e scrive al giocatore che ha vinto.</text:p>
      <text:p text:style-name="P3">Poi, per controllare se il giocatore ha perso, la funzione verifica che miss_in sia diverso da 0 e da 3 (se fosse uguale a uno di questi valori i missionari sarebbero tutti riuniti nella stessa riva e non potrebbero essere quindi in numero minore dei cannibali ed essere mangiati) e che cann_in - miss_in sia diverso da 0 (vuol dire che i missionari e i cannibali sono il numero diverso, e quindi in una della delle 2 rive i cannibali sono sicuramente più dei missionari). Se il giocatore ha perso il programma si interrompe e lo comunica all’utente.</text:p>
      <text:p text:style-name="P3"/>
      <text:p text:style-name="P3">Dopo il programma scrive uno schema della situazione corrente. Questo schema è fatto dal programma stampando una C per ogni cannibale sulla riva sinistra (3 – cann_in), una M per ogni missionario sulla riva sinistra (3 – miss_in), una B per rappresentare la barca (se la barca è a sinistra la B è seguita da alcuni spazi che rappresentano il fiume, se è a destra è invece preceduta da questi spazi), una C per ogni cannibale sulla riva destra (cann_in) e una M per ogni missionario sulla riva destra (miss_in).</text:p>
      <text:p text:style-name="P3">Il risultato è ad esempio “CM B <text:s text:c="10"/>CCMM”.</text:p>
      <text:p text:style-name="P3"/>
      <text:p text:style-name="P3">Poi viene descritta la situazione del gioco usando questo metodo:</text:p>
      <text:p text:style-name="P3">“Posizione della barca (‘SD’ o ‘SS’ ) ; Numero di cannibali a destra , Numero di missionari a destra”</text:p>
      <text:p text:style-name="P3">Il risultato è ad esempio “SS;2,2”.</text:p>
      <text:p text:style-name="P3"/>
      <text:p text:style-name="P3">In seguito il programma presenta una lista di tutti i passaggi che è possibile svolgere a partire dalla configurazione corrente. Per farlo vengono esaminate le 5 possibili mosse:</text:p>
      <text:p text:style-name="P3"/>
      <text:p text:style-name="P3">a) far attraversare 1 cannibale;</text:p>
      <text:p text:style-name="P4">b) far attraversare 1 missionario;</text:p>
      <text:p text:style-name="P4">c) far attraversare 1 missionario e 1 cannibale;</text:p>
      <text:p text:style-name="P4">d) far attraversare 2 cannibali;</text:p>
      <text:p text:style-name="P3">e) far attraversare 2 missionari.</text:p>
      <text:p text:style-name="P2"/>
      <text:p text:style-name="P2">Vengono definite delle altre variabili:</text:p>
      <text:list xml:id="list7400405970620372453" text:style-name="WWNum2">
        <text:list-item>
          <text:p text:style-name="P7">cann_a, cann_b, cann_c, cann_d e cann_e, che conterranno il numero di cannibali sulla riva destra in ognuno dei casi esposti prima;</text:p>
        </text:list-item>
        <text:list-item>
          <text:p text:style-name="P7">miss_a, miss_b, miss_c, miss_d e miss_e che conterranno il numero di missionari sulla riva destra in ognuno dei casi esposti prima;</text:p>
        </text:list-item>
        <text:list-item>
          <text:p text:style-name="P7"><text:soft-page-break/>barca_out che conterrà la posizione della barca dopo aver effettuato il passaggio;</text:p>
        </text:list-item>
        <text:list-item>
          <text:p text:style-name="P7">n_out, ID_a, ID_b, ID_c, ID_d e ID_e, di cui vedremo l’utilizzo in seguito.</text:p>
        </text:list-item>
      </text:list>
      <text:p text:style-name="P2"/>
      <text:p text:style-name="P2">Per ognuno dei 5 casi viene verificato se è possibile fare il passaggio rispettando le regole del gioco: quando la barca è a destra, se, ad esempio, cann_in è maggiore di 0 è possibile fare il passaggio ‘a’ <text:span text:style-name="T1">perché</text:span> c’è almeno un cannibale da spostare, se miss_in è maggiore di 0 è possibile fare il passaggio ‘b’, se sia cann_in che miss_in sono maggiori di 0 è possibile fare il passaggio ‘c’, e se cann_in o miss_in sono maggiori di uno ci sono abbastanza cannibali o missionari per fare i passaggi ‘d’ e ‘e’ rispettivamente.</text:p>
      <text:p text:style-name="P2">Quando la barca è a sinistra vengono effettuati gli stessi controlli, però ovviamente viene usato il numero i cannibali e missionari nella riva sinistra al posto di cann_in e miss_in.</text:p>
      <text:p text:style-name="P2">Infine a barca_out viene assegnato il valore opposto rispetto a barca_in, quindi se barca_in è ‘D’ barca_out sarà ‘S’, e viceversa.</text:p>
      <text:p text:style-name="P2"/>
      <text:p text:style-name="P2">Ogni volta che un passaggio viene verificato possibile vengono assegnati i valori alle variabili relative a quel caso (ad esempio cann_a e miss_a per il caso a) e viene scritta la situazione che si verrebbe a creare dopo quel passaggio, usando il metodo visto prima. Il risultato è ad esempio:</text:p>
      <text:p text:style-name="P2"/>
      <text:list xml:id="list3339290115634571146" text:style-name="WWNum1">
        <text:list-item>
          <text:p text:style-name="P8">SD;3,2</text:p>
        </text:list-item>
        <text:list-item>
          <text:p text:style-name="P8">SD;2,3</text:p>
        </text:list-item>
        <text:list-item>
          <text:p text:style-name="P8">SD;3,3</text:p>
        </text:list-item>
      </text:list>
      <text:p text:style-name="P2"/>
      <text:p text:style-name="P2">Nella lista che si viene a formare ogni passaggio è identificato da un numero a sinistra della parentesi. Il numero del passaggio ‘a’, se è presente, è contenuto nella variabile ID_a, quello del passaggio ‘b’ in ID_b, e così via. Questi valori sono assegnati a partire dalla variabile n_out, che all’inizio ha il valore 1 e che viene incrementata di 1 dopo ogni volta che un passaggio è stato verificato possibile e è stato scritto nella lista a schermo, e che è stato assegnato il valore alla sua variabile ID.</text:p>
      <text:p text:style-name="P2"/>
      <text:p text:style-name="P2">A questo punto viene chiesto all’utente di scegliere la sua mossa inserendo il numero del passaggio che vuole fare, che viene inserito nella variabile ID_in. Finché ID_in è maggiore di n_out, e quindi del numero totale dei passaggi da scegliere, o ID_in è minore di 1, il numero non è valido, e quindi viene chiesto all’utente di riprovare. Se l’utente inserisce un numero valido il programma controlla a che variabile corrisponde tra ID_a, ID_b, ID_c, ID_d e ID_e e la funzione cannibali_e_missionari si riavvia, rincominciando dai controlli di vittoria o sconfitta, e usando come variabili iniziali le variabili corrispondenti al passaggio scelto dall’utente. Ad esempio, se il passaggio scelto è il caso ‘e’, e quindi ID_in = ID_e, cann_in diventerà cann_e, miss_in diventerà miss_e e barca_in diventerà barca_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1-05T13:59:45.465316787</dc:date>
    <meta:editing-duration>PT1M55S</meta:editing-duration>
    <meta:editing-cycles>2</meta:editing-cycles>
    <meta:document-statistic meta:table-count="0" meta:image-count="0" meta:object-count="0" meta:page-count="2" meta:paragraph-count="32" meta:word-count="957" meta:character-count="5690" meta:non-whitespace-character-count="4760"/>
  </office:meta>
</office:document-meta>
</file>